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cfa8" officeooo:paragraph-rsid="0007cfa8"/>
    </style:style>
    <style:style style:name="P2" style:family="paragraph" style:parent-style-name="Standard">
      <style:text-properties officeooo:rsid="0007cfa8" officeooo:paragraph-rsid="00098f92"/>
    </style:style>
    <style:style style:name="P3" style:family="paragraph" style:parent-style-name="Standard">
      <style:text-properties officeooo:rsid="0008e3f0" officeooo:paragraph-rsid="0008e3f0"/>
    </style:style>
    <style:style style:name="P4" style:family="paragraph" style:parent-style-name="Standard">
      <style:text-properties officeooo:rsid="0008e3f0" officeooo:paragraph-rsid="00098f92"/>
    </style:style>
    <style:style style:name="P5" style:family="paragraph">
      <style:paragraph-properties fo:text-align="center"/>
    </style:style>
    <style:style style:name="gr1"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5" svg:width="21.16mm" svg:height="21.16mm" draw:transform="rotate (-0.698131700797732) translate (99.2548374017289mm 48.4840274411416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olyline text:anchor-type="page" text:anchor-page-number="0" draw:z-index="1" draw:name="actual" draw:style-name="gr2" draw:text-style-name="P5" svg:width="84.97mm" svg:height="62.29mm" draw:transform="rotate (1.5707963267949) translate (77.9109722222222mm 148.413611111111mm)" svg:viewBox="0 0 8498 6230" draw:points="0,2702 3528,2702 2916,6177 3528,2702 3528,6230 3528,2702 5796,0 8498,2268">
        <text:p/>
      </draw:polyline>
      <text:p text:style-name="P3">CLEARSCREEN</text:p>
      <text:p text:style-name="P3">HOME</text:p>
      <text:p text:style-name="P1"/>
      <text:p text:style-name="P2">FORWARD 100</text:p>
      <text:p text:style-name="P2">RIGHT 90</text:p>
      <text:p text:style-name="P2">FORWARD 100</text:p>
      <text:p text:style-name="P2">RIGHT 90</text:p>
      <text:p text:style-name="P2">FORWARD 100</text:p>
      <text:p text:style-name="P2">RIGHT 90</text:p>
      <text:p text:style-name="P2">FORWARD 100</text:p>
      <text:p text:style-name="P2">RIGHT 90</text:p>
      <text:p text:style-name="P2"/>
      <text:p text:style-name="P4">PENUP HEADING 180 FORWARD 150 PENDOWN</text:p>
      <text:p text:style-name="P1"/>
      <text:p text:style-name="P1">FORWARD 100</text:p>
      <text:p text:style-name="P1">RIGHT 100</text:p>
      <text:p text:style-name="P1">FORWARD 100</text:p>
      <text:p text:style-name="P1">BACK 100</text:p>
      <text:p text:style-name="P1"/>
      <text:p text:style-name="P1">RIGHT 10</text:p>
      <text:p text:style-name="P1">LEFT 10</text:p>
      <text:p text:style-name="P1">LEFT 10</text:p>
      <text:p text:style-name="P1">FORWARD 100</text:p>
      <text:p text:style-name="P1">RIGHT 100</text:p>
      <text:p text:style-name="P1">LEFT 10</text:p>
      <text:p text:style-name="P1"/>
      <text:p text:style-name="P1">RIGHT 100</text:p>
      <text:p text:style-name="P1">LEFT 10</text:p>
      <text:p text:style-name="P1">FORWARD 100</text:p>
      <text:p text:style-name="P1">RIGHT 40</text:p>
      <text:p text:style-name="P1">FORWARD 100</text:p>
      <text:p text:style-name="P1">RIGHT 90</text:p>
      <text:p text:style-name="P1">FORWARD 10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draw:stroke-dash draw:name="Dashed_20__28_var_29__20_5" draw:display-name="Dashed (var) 5" draw:style="rect" draw:dots2="1" draw:dots2-length="0.2mm" draw:distance="0.2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9:17:16.333290401</meta:creation-date>
    <dc:title>template-default</dc:title>
    <meta:generator>LibreOffice/4.2.8.2$Linux_x86 LibreOffice_project/420m0$Build-2</meta:generator>
    <meta:editing-duration>PT31M18S</meta:editing-duration>
    <meta:editing-cycles>4</meta:editing-cycles>
    <dc:date>2016-08-25T19:54:49.868445060</dc:date>
    <meta:document-statistic meta:table-count="0" meta:image-count="0" meta:object-count="0" meta:page-count="1" meta:paragraph-count="28" meta:word-count="58" meta:character-count="281" meta:non-whitespace-character-count="251"/>
    <meta:template xlink:type="simple" xlink:actuate="onRequest" xlink:title="template-default" xlink:href="../../../.config/libreoffice/4/user/template/template-default.ott" meta:date="2016-08-25T19:17:16.135554218"/>
  </office:meta>
</office:document-meta>
</file>